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swiss"/>
    <style:font-face style:name="Segoe UI" svg:font-family="'Segoe UI'" style:font-family-generic="swiss"/>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8000"/>
    </style:style>
    <style:style style:name="P2" style:family="paragraph" style:parent-style-name="Standard">
      <style:paragraph-properties fo:text-align="start" style:justify-single-word="false" style:text-autospace="none"/>
      <style:text-properties fo:color="#008000" style:font-name="Times New Roman" fo:font-size="10pt" style:font-name-asian="Arial1" style:font-size-asian="10pt" style:font-name-complex="Arial1" style:font-size-complex="10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Preformatted_20_Text">
      <style:text-properties fo:color="#008000"/>
    </style:style>
    <style:style style:name="P6" style:family="paragraph" style:parent-style-name="Preformatted_20_Text">
      <style:text-properties fo:color="#008000" style:font-name="Times New Roman"/>
    </style:style>
    <style:style style:name="P7" style:family="paragraph" style:parent-style-name="Preformatted_20_Text">
      <style:paragraph-properties fo:text-align="start" style:justify-single-word="false"/>
      <style:text-properties fo:color="#008000" style:font-name="Times New Roman"/>
    </style:style>
    <style:style style:name="P8" style:family="paragraph" style:parent-style-name="Preformatted_20_Text">
      <style:paragraph-properties fo:margin-top="0cm" fo:margin-bottom="0.499cm"/>
      <style:text-properties fo:color="#008000" style:font-name="Times New Roman"/>
    </style:style>
    <style:style style:name="P9" style:family="paragraph" style:parent-style-name="Preformatted_20_Text">
      <style:text-properties fo:color="#008000" style:font-name="Times New Roman"/>
    </style:style>
    <style:style style:name="P10" style:family="paragraph" style:parent-style-name="Standard" style:list-style-name="L1"/>
    <style:style style:name="P11" style:family="paragraph" style:parent-style-name="Standard" style:list-style-name="L1">
      <style:text-properties fo:font-size="12pt" fo:font-weight="bold" style:font-size-asian="12pt" style:font-weight-asian="bold" style:font-size-complex="12pt" style:font-weight-complex="bold"/>
    </style:style>
    <style:style style:name="P12" style:family="paragraph" style:parent-style-name="Standard">
      <style:paragraph-properties style:text-autospace="none"/>
      <style:text-properties fo:color="#008000" style:font-name="Times New Roman" fo:font-size="10pt" style:font-name-asian="Arial1" style:font-size-asian="10pt" style:font-name-complex="Arial1" style:font-size-complex="10pt"/>
    </style:style>
    <style:style style:name="P13" style:family="paragraph" style:parent-style-name="Standard" style:list-style-name="L2">
      <style:text-properties fo:font-weight="bold" style:font-weight-asian="bold" style:font-weight-complex="bold"/>
    </style:style>
    <style:style style:name="P14" style:family="paragraph" style:parent-style-name="Standard" style:list-style-name="L1">
      <style:paragraph-properties fo:margin-left="0.042cm" fo:margin-right="0cm" fo:text-align="start" style:justify-single-word="false" fo:text-indent="-0.021cm" style:auto-text-indent="false">
        <style:tab-stops/>
      </style:paragraph-properties>
      <style:text-properties fo:color="#008000" style:font-name="Times New Roman" fo:font-size="10pt" style:font-name-asian="Arial1" style:font-size-asian="10pt" style:font-name-complex="Arial1" style:font-size-complex="10p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style>
    <style:style style:name="T2" style:family="text">
      <style:text-properties fo:background-color="#008000"/>
    </style:style>
    <style:style style:name="T3" style:family="text">
      <style:text-properties fo:color="#000000"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color="#000000"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Segoe UI" fo:font-size="10pt" fo:letter-spacing="normal" fo:language="es" fo:country="E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jemplos de documentos <text:span text:style-name="T2"><office:annotation><dc:creator>José Javier Bermúdez Hernández</dc:creator><dc:date>2012-02-15T10:08:50.68</dc:date><text:p text:style-name="P15"><text:span text:style-name="T3">Acrónimo.</text:span></text:p><text:p text:style-name="P15"><text:span text:style-name="T4">XML: </text:span><text:span text:style-name="T5">eXtensible Markup Language</text:span></text:p></office:annotation></text:span><text:span text:style-name="T2">XML</text:span></text:p>
      <text:p text:style-name="Standard"><office:annotation><dc:creator>José Javier Bermúdez Hernández</dc:creator><dc:date>2012-02-15T10:09:10.03</dc:date><text:p text:style-name="P15"><text:span text:style-name="T6">Para Integración</text:span><text:span text:style-name="T3">. Todo el texto que aparece en verde en esta unidad debe integrarse utilizando la etiqueta &lt;code&gt;</text:span></text:p></office:annotation></text:p>
      <text:p text:style-name="P3">Documento XML centrado en DATOS</text:p>
      <text:list xml:id="list30192491" text:style-name="L1">
        <text:list-item>
          <text:p text:style-name="P11">Ficha de un profesor</text:p>
          <text:p text:style-name="P10"/>
          <text:p text:style-name="P14">&lt;?xml version="1.0" encoding="ISO-8859-1"?&gt;</text:p>
        </text:list-item>
      </text:list>
      <text:p text:style-name="P2">&lt;profesor &gt;</text:p>
      <text:p text:style-name="P2"><text:s text:c="4"/>&lt;personal&gt;</text:p>
      <text:p text:style-name="P2"><text:s text:c="8"/>&lt;dni&gt;52945813C&lt;/dni&gt;</text:p>
      <text:p text:style-name="P2"><text:s text:c="7"/>&lt;nombre&gt;María Martín García&lt;/nombre&gt;</text:p>
      <text:p text:style-name="P2"><text:s text:c="7"/>&lt;titulacion&gt;Licenciada en Ingeniería Informática &lt;/titulacion&gt;</text:p>
      <text:p text:style-name="P2"><text:s text:c="7"/>&lt;año&gt;2005&lt;/año&gt;</text:p>
      <text:p text:style-name="P2"><text:s text:c="7"/>&lt;domicilios&gt;</text:p>
      <text:p text:style-name="P2"><text:s text:c="12"/>&lt;domicilio tipo="familiar"&gt;</text:p>
      <text:p text:style-name="P2"><text:s text:c="17"/>&lt;direccion&gt;C/ La Dolorosa nº1&lt;/direccion&gt;</text:p>
      <text:p text:style-name="P2"><text:s text:c="12"/>&lt;/domicilio&gt;</text:p>
      <text:p text:style-name="P2"><text:s text:c="12"/>&lt;domicilio tipo="habitual"&gt;</text:p>
      <text:p text:style-name="P2"><text:s text:c="17"/>&lt;direccion&gt;C/ Las Margaritas nº2&lt;/direccion&gt;</text:p>
      <text:p text:style-name="P2"><text:s text:c="12"/>&lt;/domicilio&gt;</text:p>
      <text:p text:style-name="P2"><text:s text:c="7"/>&lt;/domicilios&gt;</text:p>
      <text:p text:style-name="P2"><text:s text:c="6"/>&lt;/personal&gt;</text:p>
      <text:p text:style-name="P2"><text:s text:c="6"/>&lt;cuerpo&gt;</text:p>
      <text:p text:style-name="P2"><text:s text:c="10"/>&lt;tipo&gt;Profesor de Enseñanza Secundaria&lt;/tipo&gt;</text:p>
      <text:p text:style-name="P2"><text:s text:c="6"/>&lt;/cuerpo&gt;</text:p>
      <text:p text:style-name="P2">…</text:p>
      <text:p text:style-name="P12">&lt;/profesor&gt;</text:p>
      <text:p text:style-name="Standard"/>
      <text:p text:style-name="P3">Documento XML centrado en TEXTO, contenidos o documentos.</text:p>
      <text:list xml:id="list30210593" text:style-name="L2">
        <text:list-item>
          <text:p text:style-name="P13">Artículos de un blog</text:p>
          <text:p text:style-name="P13"/>
        </text:list-item>
      </text:list>
      <text:p text:style-name="P6">&lt;?xml version="1.0" standalone="yes"?&gt;</text:p>
      <text:p text:style-name="P6">&lt;articulos&gt;</text:p>
      <text:p text:style-name="P7"><text:tab/> <text:s text:c="3"/>&lt;articulo categoria="programación"&gt;</text:p>
      <text:p text:style-name="P6"><text:s text:c="10"/>&lt;titulo url="http://androideity.com/2011/07/11/usando-layouts-basadas-en-xml-con-android/"&gt;</text:p>
      <text:p text:style-name="P6"><text:s text:c="16"/>Usando layouts basadas en XML con Android</text:p>
      <text:p text:style-name="P6"><text:s text:c="10"/>&lt;/titulo&gt;</text:p>
      <text:p text:style-name="P6"><text:s text:c="10"/>&lt;fecha&gt;11 de julio de 2011&lt;/fecha&gt;</text:p>
      <text:p text:style-name="P6"><text:s text:c="10"/>&lt;contenido&gt;</text:p>
      <text:p text:style-name="P6"><text:s text:c="14"/>En Android utilizamos archivos XML para la declaración de layouts y otros elementos de los que hará uso nuestra aplicación para su correcto funcionamiento. De esta forma, características como la instanciación dinámica se reserva para escenarios más complejos en dónde los elementos de UI no se conocen en tiempo de compilación (por ejemplo seleccionar una opción de un combo box que se ha llenado de acuerdo a datos consultados en Internet)...............</text:p>
      <text:p text:style-name="P6"><text:s text:c="10"/>&lt;/contenido&gt;</text:p>
      <text:p text:style-name="P6"><text:s text:c="9"/>&lt;/articulo&gt;</text:p>
      <text:p text:style-name="P5"><text:s text:c="8"/><text:span text:style-name="T1">&lt;articulo categoria="diseño"&gt;</text:span></text:p>
      <text:p text:style-name="P6"><text:s text:c="10"/>&lt;titulo url="http://androideity.com/2012/01/19/reloj-y-cronometro-en-android-usando-eclipse/"&gt;</text:p>
      <text:p text:style-name="P6"><text:s text:c="17"/>Reloj y Cronómetro en Android utilizando Eclipse</text:p>
      <text:p text:style-name="P6"><text:s text:c="10"/>&lt;/titulo&gt;</text:p>
      <text:p text:style-name="P6"><text:s text:c="10"/>&lt;fecha&gt;19 de enero de 2012&lt;/fecha&gt;</text:p>
      <text:p text:style-name="P6"><text:s text:c="10"/>&lt;contenido&gt;</text:p>
      <text:p text:style-name="P6"><text:s text:c="20"/>En este 2012 que apenas comienza, las personas esperamos cambiar de ropa, cambiar el celular, bajar de peso, tener un nuevo trabajo u otros esperan el fin del mundo; pero dentro de los que somos fanáticos a Android ….............. </text:p>
      <text:p text:style-name="P6"><text:s text:c="10"/>&lt;/contenido&gt;</text:p>
      <text:p text:style-name="P6"><text:s text:c="9"/>&lt;/articulo&gt;</text:p>
      <text:p text:style-name="P8">&lt;/articulos&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swiss"/>
    <style:font-face style:name="Segoe UI" svg:font-family="'Segoe UI'" style:font-family-generic="swiss"/>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 Cruz</meta:initial-creator>
    <meta:creation-date>2012-02-10T20:50:14.77</meta:creation-date>
    <meta:generator>OpenOffice.org/3.3$Win32 OpenOffice.org_project/330m20$Build-9567</meta:generator>
    <dc:date>2012-02-15T10:09:17.73</dc:date>
    <dc:creator>José Javier Bermúdez Hernández</dc:creator>
    <meta:editing-duration>PT55M23S</meta:editing-duration>
    <meta:editing-cycles>2</meta:editing-cycles>
    <meta:document-statistic meta:table-count="0" meta:image-count="0" meta:object-count="0" meta:page-count="1" meta:paragraph-count="48" meta:word-count="225" meta:character-count="2223"/>
  </office:meta>
</office:document-meta>
</file>